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fo:font-size="18pt" fo:font-weight="bold" officeooo:paragraph-rsid="01a1ae3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/>
      <style:text-properties fo:font-size="18pt" fo:font-weight="bold" officeooo:paragraph-rsid="01a3d71c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ff" fo:font-size="18pt" fo:letter-spacing="normal" fo:font-style="normal" fo:font-weight="bold" officeooo:rsid="01906618" officeooo:paragraph-rsid="01131c6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3333ff" fo:font-size="18pt" fo:letter-spacing="normal" fo:font-style="normal" fo:font-weight="bold" officeooo:rsid="01906618" officeooo:paragraph-rsid="01a3d71c" style:font-size-asian="18pt" style:font-weight-asian="bold" style:font-size-complex="18pt" style:font-weight-complex="bold"/>
    </style:style>
    <style:style style:name="P6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a1ae3c" style:font-size-asian="18pt" style:font-weight-asian="bold" style:font-size-complex="18pt" style:font-weight-complex="bold"/>
    </style:style>
    <style:style style:name="P7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a3d71c" style:font-size-asian="18pt" style:font-weight-asian="bold" style:font-size-complex="18pt" style:font-weight-complex="bold"/>
    </style:style>
    <style:style style:name="P8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fo:font-size="18pt" fo:letter-spacing="normal" fo:font-style="normal" fo:font-weight="bold" officeooo:rsid="003c4594" officeooo:paragraph-rsid="01a1ae3c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paragraph-rsid="01a1ae3c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f5b5e" officeooo:paragraph-rsid="01a1ae3c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f5b5e" officeooo:paragraph-rsid="01a3d71c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ff0000" fo:font-size="18pt" fo:letter-spacing="normal" fo:font-style="normal" fo:font-weight="bold" officeooo:rsid="01a5d181" officeooo:paragraph-rsid="01a3d71c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fo:letter-spacing="normal" fo:font-style="normal" officeooo:rsid="003c4594"/>
    </style:style>
    <style:style style:name="T2" style:family="text">
      <style:text-properties fo:font-variant="normal" fo:text-transform="none" fo:color="#000000" fo:letter-spacing="normal" fo:font-style="normal" officeooo:rsid="01a1ae3c"/>
    </style:style>
    <style:style style:name="T3" style:family="text">
      <style:text-properties fo:font-variant="normal" fo:text-transform="none" fo:color="#000000" fo:letter-spacing="normal" fo:font-style="normal" officeooo:rsid="01a33b07"/>
    </style:style>
    <style:style style:name="T4" style:family="text">
      <style:text-properties fo:font-variant="normal" fo:text-transform="none" fo:color="#000000" fo:letter-spacing="normal" fo:font-style="normal" officeooo:rsid="01a3d71c"/>
    </style:style>
    <style:style style:name="T5" style:family="text">
      <style:text-properties officeooo:rsid="002a6821"/>
    </style:style>
    <style:style style:name="T6" style:family="text">
      <style:text-properties officeooo:rsid="00551f18"/>
    </style:style>
    <style:style style:name="T7" style:family="text">
      <style:text-properties fo:color="#ff0000" officeooo:rsid="00c063df"/>
    </style:style>
    <style:style style:name="T8" style:family="text">
      <style:text-properties officeooo:rsid="00d98e39"/>
    </style:style>
    <style:style style:name="T9" style:family="text">
      <style:text-properties officeooo:rsid="00f35d40"/>
    </style:style>
    <style:style style:name="T10" style:family="text">
      <style:text-properties officeooo:rsid="01a81e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</text:span>lan piosenek <text:span text:style-name="T6">2014.09.30.</text:span></text:p>
      <text:p text:style-name="P2">#<text:span text:style-name="T8">################### Eucharystia</text:span><text:span text:style-name="T7"> </text:span>#<text:span text:style-name="T9">###################</text:span></text:p>
      <text:list xml:id="list8064665680752969937" text:style-name="L1">
        <text:list-header>
          <text:p text:style-name="P8"/>
          <text:p text:style-name="P9"><text:span text:style-name="T1">1. <text:s/></text:span><text:span text:style-name="T2">Wykrzykujcie na cześć Pana</text:span></text:p>
          <text:p text:style-name="P10">r</text:p>
        </text:list-header>
      </text:list>
      <text:p text:style-name="P2"/>
      <text:list xml:id="list221734942155872" text:continue-numbering="true" text:style-name="L1">
        <text:list-header>
          <text:p text:style-name="P6"><text:span text:style-name="T2">2</text:span><text:span text:style-name="T1">. <text:s/></text:span><text:span text:style-name="T3">Nie bój się, wypłyń na głębię</text:span></text:p>
          <text:p text:style-name="P10">r</text:p>
        </text:list-header>
      </text:list>
      <text:p text:style-name="P2"/>
      <text:list xml:id="list221734942171520" text:continue-numbering="true" text:style-name="L1">
        <text:list-header>
          <text:p text:style-name="P6"><text:span text:style-name="T2">3</text:span><text:span text:style-name="T1">. <text:s/></text:span><text:span text:style-name="T3">Oto ja, poślij mnie</text:span></text:p>
          <text:p text:style-name="P10">r</text:p>
        </text:list-header>
      </text:list>
      <text:p text:style-name="P2"/>
      <text:list xml:id="list221734942159737" text:continue-numbering="true" text:style-name="L1">
        <text:list-header>
          <text:p text:style-name="P6"><text:span text:style-name="T2">4</text:span><text:span text:style-name="T1">. <text:s/></text:span><text:span text:style-name="T3">Tobie chór aniołów</text:span></text:p>
          <text:p text:style-name="P10">r</text:p>
        </text:list-header>
      </text:list>
      <text:p text:style-name="P3"/>
      <text:list xml:id="list221734942161012" text:continue-numbering="true" text:style-name="L1">
        <text:list-header>
          <text:p text:style-name="P7"><text:span text:style-name="T2">5</text:span><text:span text:style-name="T1">. <text:s/></text:span><text:span text:style-name="T4">O Stworzycielu Duchu przyjdź</text:span></text:p>
          <text:p text:style-name="P12">uwaga !!! <text:span text:style-name="T10">6 zwrotek wyładować – jest gotowe ale nie wiadomo czy błędne</text:span></text:p>
        </text:list-header>
      </text:list>
      <text:p text:style-name="P3"/>
      <text:list xml:id="list221734942159874" text:continue-numbering="true" text:style-name="L1">
        <text:list-header>
          <text:p text:style-name="P7"><text:span text:style-name="T4">6</text:span><text:span text:style-name="T1">. <text:s/></text:span><text:span text:style-name="T4">Maryjo, Matko mojego wezwania</text:span></text:p>
          <text:p text:style-name="P11">r</text:p>
        </text:list-header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2M42S</meta:editing-duration>
    <meta:editing-cycles>437</meta:editing-cycles>
    <meta:generator>LibreOffice/4.1.2.3$Windows_x86 LibreOffice_project/40b2d7fde7e8d2d7bc5a449dc65df4d08a7dd38</meta:generator>
    <dc:date>2014-09-28T22:17:34.906000000</dc:date>
    <meta:document-statistic meta:table-count="0" meta:image-count="0" meta:object-count="0" meta:page-count="1" meta:paragraph-count="14" meta:word-count="54" meta:character-count="326" meta:non-whitespace-character-count="279"/>
    <meta:user-defined meta:name="Info 1"/>
    <meta:user-defined meta:name="Info 2"/>
    <meta:user-defined meta:name="Info 3"/>
    <meta:user-defined meta:name="Info 4"/>
  </office:meta>
</office:document-meta>
</file>